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2" svg:font-family="'Lucida Sans'" style:font-family-generic="swiss"/>
    <style:font-face style:name="Lucida Sans Typewriter" svg:font-family="'Lucida Sans Typewriter'" style:font-family-generic="modern" style:font-pitch="fixed"/>
    <style:font-face style:name="Amiri" svg:font-family="Amiri" style:font-pitch="variable"/>
    <style:font-face style:name="Liberation Serif" svg:font-family="'Liberation Serif'" style:font-family-generic="roman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ucida Sans Typewriter" fo:font-size="14pt" fo:text-shadow="1pt 1pt" style:text-underline-style="solid" style:text-underline-width="auto" style:text-underline-color="font-color" fo:font-weight="bold" officeooo:rsid="0012c9e4" officeooo:paragraph-rsid="0007ba42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Lucida Sans Typewriter" fo:font-size="14pt" fo:text-shadow="none" style:text-underline-style="none" fo:font-weight="normal" officeooo:rsid="0012c9e4" officeooo:paragraph-rsid="0007ba42" style:font-size-asian="14pt" style:font-weight-asian="normal" style:font-size-complex="14pt" style:font-weight-complex="normal"/>
    </style:style>
    <style:style style:name="P3" style:family="paragraph" style:parent-style-name="Standard">
      <style:text-properties style:font-name="Lucida Sans Typewriter" fo:font-size="9pt" fo:text-shadow="none" style:text-underline-style="none" fo:font-weight="normal" officeooo:rsid="0009c1a9" officeooo:paragraph-rsid="0009c1a9" style:font-size-asian="9pt" style:font-weight-asian="normal" style:font-size-complex="9pt" style:font-weight-complex="normal"/>
    </style:style>
    <style:style style:name="P4" style:family="paragraph">
      <style:paragraph-properties fo:margin-left="0.10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5" style:family="paragraph">
      <style:paragraph-properties fo:margin-left="0.10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Lucida Sans" fo:text-shadow="1pt 1pt" fo:font-weight="bold" style:font-weight-asian="bold" style:font-weight-complex="bold" fo:hyphenate="false"/>
    </style:style>
    <style:style style:name="P6" style:family="paragraph">
      <loext:graphic-properties draw:fill="none" draw:fill-color="#ffffff"/>
      <style:paragraph-properties fo:margin-left="0.10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9pt" fo:text-shadow="none" fo:font-weight="normal" style:font-size-asian="9pt" style:font-weight-asian="normal" style:font-size-complex="9pt" style:font-weight-complex="normal" fo:hyphenate="false"/>
    </style:style>
    <style:style style:name="P7" style:family="paragraph">
      <loext:graphic-properties draw:fill-color="#00864b"/>
      <style:paragraph-properties fo:margin-left="0.10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Lucida Sans" fo:text-shadow="1pt 1pt" fo:font-weight="bold" style:font-weight-asian="bold" style:font-weight-complex="bold" fo:hyphenate="false"/>
    </style:style>
    <style:style style:name="P8" style:family="paragraph">
      <loext:graphic-properties draw:opacity="0%"/>
    </style:style>
    <style:style style:name="P9" style:family="paragraph">
      <style:paragraph-properties fo:margin-left="0.101cm" fo:margin-right="0cm" fo:margin-top="0.101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0" style:family="paragraph">
      <loext:graphic-properties draw:fill="none" draw:fill-color="#ffffff"/>
      <style:paragraph-properties fo:margin-left="0.101cm" fo:margin-right="0cm" fo:margin-top="0.101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Amiri" fo:font-size="9pt" fo:text-shadow="none" fo:font-weight="normal" style:font-size-asian="9pt" style:font-weight-asian="normal" style:font-size-complex="9pt" style:font-weight-complex="normal" fo:hyphenate="false"/>
    </style:style>
    <style:style style:name="P11" style:family="paragraph">
      <style:paragraph-properties fo:text-align="center"/>
    </style:style>
    <style:style style:name="P12" style:family="paragraph">
      <style:paragraph-properties fo:margin-left="0.101cm" fo:margin-right="0.101cm" fo:margin-top="0cm" fo:margin-bottom="0cm" fo:line-height="100%" fo:text-align="justify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3" style:family="paragraph">
      <loext:graphic-properties draw:fill="none" draw:fill-color="#ffffff"/>
      <style:paragraph-properties fo:margin-left="0.101cm" fo:margin-right="0.101cm" fo:margin-top="0cm" fo:margin-bottom="0cm" fo:line-height="100%" fo:text-align="justify" fo:text-indent="0cm" style:text-autospace="ideograph-alpha" style:punctuation-wrap="simple" style:line-break="strict" style:writing-mode="lr-tb">
        <style:tab-stops/>
      </style:paragraph-properties>
      <style:text-properties fo:color="#808080" style:font-name="Arial Narrow" fo:font-size="9pt" fo:text-shadow="none" fo:font-weight="normal" style:font-size-asian="9pt" style:font-weight-asian="normal" style:font-size-complex="9pt" style:font-weight-complex="normal" fo:hyphenate="false"/>
    </style:style>
    <style:style style:name="P14" style:family="paragraph">
      <loext:graphic-properties draw:fill-color="#bee3d3"/>
      <style:paragraph-properties fo:text-align="center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style:font-name="Lucida Sans" fo:hyphenate="false"/>
    </style:style>
    <style:style style:name="P16" style:family="paragraph">
      <loext:graphic-properties draw:fill-color="#00864b"/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style:font-name="Lucida Sans" fo:hyphenate="false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8" style:family="paragraph">
      <loext:graphic-properties draw:fill-color="#579835"/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9" style:family="paragraph">
      <loext:graphic-properties draw:fill-color="#ababab"/>
      <style:paragraph-properties fo:text-align="center"/>
      <style:text-properties fo:font-size="12pt"/>
    </style:style>
    <style:style style:name="P20" style:family="paragraph">
      <style:paragraph-properties fo:text-align="justify"/>
    </style:style>
    <style:style style:name="P21" style:family="paragraph">
      <loext:graphic-properties draw:fill="none" draw:fill-color="#ffffff"/>
      <style:paragraph-properties fo:text-align="justify"/>
      <style:text-properties fo:color="#e2e2e2" fo:font-size="9pt" fo:font-style="italic" fo:text-shadow="none" style:font-size-asian="9pt" style:font-style-asian="italic" style:font-size-complex="9pt" style:font-style-complex="italic"/>
    </style:style>
    <style:style style:name="P22" style:family="paragraph">
      <loext:graphic-properties draw:fill="none"/>
      <style:paragraph-properties fo:text-align="center"/>
    </style:style>
    <style:style style:name="P23" style:family="paragraph">
      <loext:graphic-properties draw:opacity="0%"/>
      <style:text-properties fo:font-size="12pt"/>
    </style:style>
    <style:style style:name="P24" style:family="paragraph">
      <loext:graphic-properties draw:fill-color="#d99116"/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5" style:family="paragraph">
      <style:paragraph-properties fo:margin-left="0.101cm" fo:margin-right="0.101cm" fo:text-align="justify" fo:text-indent="0cm"/>
    </style:style>
    <style:style style:name="P26" style:family="paragraph">
      <loext:graphic-properties draw:fill="none" draw:fill-color="#ffffff"/>
      <style:paragraph-properties fo:margin-left="0.101cm" fo:margin-right="0.101cm" fo:text-align="justify" fo:text-indent="0cm"/>
      <style:text-properties fo:font-size="9pt" style:font-size-asian="9pt" style:font-size-complex="9pt"/>
    </style:style>
    <style:style style:name="P27" style:family="paragraph">
      <loext:graphic-properties draw:fill="none" draw:fill-color="#ffffff"/>
      <style:paragraph-properties fo:text-align="justify"/>
    </style:style>
    <style:style style:name="T1" style:family="text">
      <style:text-properties officeooo:rsid="001ce9b8"/>
    </style:style>
    <style:style style:name="T2" style:family="text">
      <style:text-properties officeooo:rsid="0007ba42"/>
    </style:style>
    <style:style style:name="T3" style:family="text">
      <style:text-properties style:font-name="Lucida Sans" fo:text-shadow="1pt 1pt" fo:font-weight="bold" style:font-weight-asian="bold" style:font-weight-complex="bold"/>
    </style:style>
    <style:style style:name="T4" style:family="text">
      <style:text-properties style:font-name="Lucida Sans" fo:font-size="9pt" fo:text-shadow="none" fo:font-weight="bold" style:font-size-asian="9pt" style:font-weight-asian="bold" style:font-size-complex="9pt" style:font-weight-complex="bold"/>
    </style:style>
    <style:style style:name="T5" style:family="text">
      <style:text-properties style:font-name="Lucida Sans" fo:font-size="9pt" fo:text-shadow="none" fo:font-weight="normal" style:font-size-asian="9pt" style:font-weight-asian="normal" style:font-size-complex="9pt" style:font-weight-complex="normal"/>
    </style:style>
    <style:style style:name="T6" style:family="text">
      <style:text-properties fo:color="#dddddd" style:font-name="Lucida Sans" fo:font-size="9pt" fo:text-shadow="1pt 1pt" fo:font-weight="normal" style:font-size-asian="9pt" style:font-weight-asian="normal" style:font-size-complex="9pt" style:font-weight-complex="normal"/>
    </style:style>
    <style:style style:name="T7" style:family="text">
      <style:text-properties fo:color="#faa61a" style:font-name="Lucida Sans" fo:font-size="9pt" fo:text-shadow="1pt 1pt" fo:font-weight="normal" style:font-size-asian="9pt" style:font-weight-asian="normal" style:font-size-complex="9pt" style:font-weight-complex="normal"/>
    </style:style>
    <style:style style:name="T8" style:family="text">
      <style:text-properties fo:color="#a3238e" style:font-name="Lucida Sans" fo:font-size="9pt" fo:text-shadow="1pt 1pt" fo:font-weight="normal" style:font-size-asian="9pt" style:font-weight-asian="normal" style:font-size-complex="9pt" style:font-weight-complex="normal"/>
    </style:style>
    <style:style style:name="T9" style:family="text">
      <style:text-properties style:font-name="Lucida Sans" fo:font-size="9pt" fo:font-weight="normal" style:font-size-asian="9pt" style:font-weight-asian="normal" style:font-size-complex="9pt" style:font-weight-complex="normal"/>
    </style:style>
    <style:style style:name="T10" style:family="text">
      <style:text-properties fo:color="#000000" style:font-name="Lucida Sans" fo:font-size="9pt" fo:text-shadow="none" fo:font-weight="normal" style:font-size-asian="9pt" style:font-weight-asian="normal" style:font-size-complex="9pt" style:font-weight-complex="normal"/>
    </style:style>
    <style:style style:name="T11" style:family="text">
      <style:text-properties fo:color="#fff9ae" style:font-name="Lucida Sans" fo:font-size="9pt" fo:text-shadow="1pt 1pt" fo:font-weight="normal" style:font-size-asian="9pt" style:font-weight-asian="normal" style:font-size-complex="9pt" style:font-weight-complex="normal"/>
    </style:style>
    <style:style style:name="T12" style:family="text">
      <style:text-properties style:font-name="Lucida Sans" fo:font-size="9pt" fo:text-shadow="1pt 1pt" fo:font-weight="normal" style:font-size-asian="9pt" style:font-weight-asian="normal" style:font-size-complex="9pt" style:font-weight-complex="normal"/>
    </style:style>
    <style:style style:name="T13" style:family="text">
      <style:text-properties style:font-name="Liberation Serif" fo:font-size="9pt" fo:text-shadow="none" fo:font-weight="normal" style:font-size-asian="9pt" style:font-weight-asian="normal" style:font-size-complex="9pt" style:font-weight-complex="normal"/>
    </style:style>
    <style:style style:name="T14" style:family="text">
      <style:text-properties fo:color="#808080" style:font-name="Arial Narrow" fo:font-size="9pt" fo:text-shadow="none" fo:font-weight="normal" style:font-size-asian="9pt" style:font-weight-asian="normal" style:font-size-complex="9pt" style:font-weight-complex="normal"/>
    </style:style>
    <style:style style:name="T15" style:family="text">
      <style:text-properties fo:color="#808080" style:font-name="Arial Narrow" fo:font-size="9pt" fo:font-style="normal" fo:text-shadow="1pt 1pt" fo:font-weight="normal" style:font-size-asian="9pt" style:font-style-asian="normal" style:font-weight-asian="normal" style:font-size-complex="9pt" style:font-style-complex="normal" style:font-weight-complex="normal"/>
    </style:style>
    <style:style style:name="T16" style:family="text">
      <style:text-properties fo:color="#faa61a" style:font-name="Arial Narrow" fo:font-size="9pt" fo:text-shadow="none" fo:font-weight="normal" style:font-size-asian="9pt" style:font-weight-asian="normal" style:font-size-complex="9pt" style:font-weight-complex="normal"/>
    </style:style>
    <style:style style:name="T17" style:family="text">
      <style:text-properties fo:color="#faa61a" style:font-name="Arial Narrow" fo:font-size="9pt" fo:text-shadow="1pt 1pt" fo:font-weight="normal" style:font-size-asian="9pt" style:font-weight-asian="normal" style:font-size-complex="9pt" style:font-weight-complex="normal"/>
    </style:style>
    <style:style style:name="T18" style:family="text">
      <style:text-properties fo:color="#a3238e" style:font-name="Arial Narrow" fo:font-size="9pt" fo:text-shadow="none" fo:font-weight="normal" style:font-size-asian="9pt" style:font-weight-asian="normal" style:font-size-complex="9pt" style:font-weight-complex="normal"/>
    </style:style>
    <style:style style:name="T19" style:family="text">
      <style:text-properties fo:color="#a3238e" style:font-name="Arial Narrow" fo:font-size="9pt" fo:text-shadow="1pt 1pt" fo:font-weight="normal" style:font-size-asian="9pt" style:font-weight-asian="normal" style:font-size-complex="9pt" style:font-weight-complex="normal"/>
    </style:style>
    <style:style style:name="T20" style:family="text">
      <style:text-properties fo:color="#1ef910" style:font-name="Lucida Sans" fo:font-size="9pt" fo:text-shadow="none" fo:font-weight="normal" style:font-size-asian="9pt" style:font-weight-asian="normal" style:font-size-complex="9pt" style:font-weight-complex="normal"/>
    </style:style>
    <style:style style:name="T21" style:family="text">
      <style:text-properties style:font-name="Lucida Sans" fo:font-size="8pt" fo:text-shadow="none" fo:font-weight="normal" style:font-size-asian="8pt" style:font-weight-asian="normal" style:font-size-complex="8pt" style:font-weight-complex="normal"/>
    </style:style>
    <style:style style:name="T22" style:family="text">
      <style:text-properties fo:color="#0af113" style:font-name="Lucida Sans" fo:font-size="9pt" fo:text-shadow="1pt 1pt" fo:font-weight="normal" style:font-size-asian="9pt" style:font-weight-asian="normal" style:font-size-complex="9pt" style:font-weight-complex="normal"/>
    </style:style>
    <style:style style:name="T23" style:family="text">
      <style:text-properties style:font-name="Lucida Sans" fo:font-size="8pt" fo:text-shadow="1pt 1pt" fo:font-weight="normal" style:font-size-asian="8pt" style:font-weight-asian="normal" style:font-size-complex="8pt" style:font-weight-complex="normal"/>
    </style:style>
    <style:style style:name="T24" style:family="text">
      <style:text-properties style:font-name="Lucida Sans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ucida Sans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Lucida 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ucida Sans" fo:font-size="12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bold" style:font-name-complex="Lucida Sans1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ucida Sans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9pt" style:language-asian="zh" style:country-asian="CN" style:font-style-asian="normal" style:font-weight-asian="normal" style:font-name-complex="Lucida Sans1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8" style:family="text">
      <style:text-properties style:font-name="Lucida Sans" fo:font-weight="bold" style:font-weight-asian="bold" style:font-weight-complex="bold"/>
    </style:style>
    <style:style style:name="T29" style:family="text">
      <style:text-properties style:font-name="Lucida Sans" fo:font-size="9pt" style:font-size-asian="9pt" style:font-size-complex="9pt"/>
    </style:style>
    <style:style style:name="T30" style:family="text">
      <style:text-properties fo:color="#e2e2e2" fo:font-size="9pt" fo:font-style="italic" fo:text-shadow="none" style:font-size-asian="9pt" style:font-style-asian="italic" style:font-size-complex="9pt" style:font-style-complex="italic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size="9pt" style:font-size-asian="9pt" style:font-size-complex="9pt"/>
    </style:style>
    <style:style style:name="T33" style:family="text">
      <style:text-properties fo:font-size="9pt" fo:font-weight="bold" style:font-size-asian="9pt" style:font-weight-asian="bold" style:font-size-complex="9pt" style:font-weight-complex="bold"/>
    </style:style>
    <style:style style:name="T34" style:family="text">
      <style:text-properties fo:font-size="9pt" fo:font-style="italic" style:font-size-asian="9pt" style:font-style-asian="italic" style:font-size-complex="9pt" style:font-style-complex="italic"/>
    </style:style>
    <style:style style:name="T35" style:family="text">
      <style:text-properties style:text-position="super 58%" fo:font-size="9pt" style:font-size-asian="9pt" style:font-size-complex="9pt"/>
    </style:style>
    <style:style style:name="T36" style:family="text">
      <style:text-properties fo:font-size="9pt" fo:font-weight="normal" style:font-size-asian="9pt" style:font-weight-asian="normal" style:font-size-complex="9pt" style:font-weight-complex="normal"/>
    </style:style>
    <style:style style:name="T37" style:family="text">
      <style:text-properties style:text-position="0% 100%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38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39" style:family="text">
      <style:text-properties style:text-position="33% 58%" fo:font-size="9pt" style:font-size-asian="9pt" style:font-size-complex="9pt"/>
    </style:style>
    <style:style style:name="T40" style:family="text">
      <style:text-properties style:text-position="0% 100%" fo:font-size="9pt" style:font-size-asian="9pt" style:font-size-complex="9pt"/>
    </style:style>
    <style:style style:name="T41" style:family="text">
      <style:text-properties style:text-position="0% 100%" fo:font-size="9pt" fo:font-weight="bold" style:font-size-asian="9pt" style:font-weight-asian="bold" style:font-size-complex="9pt" style:font-weight-complex="bold"/>
    </style:style>
    <style:style style:name="T42" style:family="text">
      <style:text-properties style:text-position="0% 100%" fo:font-size="9pt" fo:font-style="italic" style:font-size-asian="9pt" style:font-style-asian="italic" style:font-size-complex="9pt" style:font-style-complex="italic"/>
    </style:style>
    <style:style style:name="T43" style:family="text">
      <style:text-properties style:text-position="0% 100%" fo:font-size="9pt" fo:font-style="normal" style:font-size-asian="9pt" style:font-style-asian="normal" style:font-size-complex="9pt" style:font-style-complex="normal"/>
    </style:style>
    <style:style style:name="T44" style:family="text">
      <style:text-properties style:text-position="0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45" style:family="text">
      <style:text-properties style:text-position="0% 100%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46" style:family="text">
      <style:text-properties style:text-position="0% 100%" fo:font-size="9pt" fo:font-weight="normal" style:font-size-asian="9pt" style:font-weight-asian="normal" style:font-size-complex="9pt" style:font-weight-complex="normal"/>
    </style:style>
    <style:style style:name="gr1" style:family="graphic">
      <style:graphic-properties draw:textarea-horizontal-align="justify" draw:textarea-vertical-align="top" draw:auto-grow-height="false" fo:min-height="5.646cm" fo:min-width="8.5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5.2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2b511a" draw:fill-color="#00864b" draw:textarea-horizontal-align="justify" draw:textarea-vertical-align="top" draw:auto-grow-height="false" fo:min-height="14.67cm" fo:min-width="9.1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5.6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opacity="0%" draw:textarea-horizontal-align="justify" draw:textarea-vertical-align="middle" draw:auto-grow-height="false" fo:min-height="2.545cm" fo:min-width="17.8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2.3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28cm" svg:stroke-color="#009353" draw:marker-start="Circle" draw:marker-start-width="0.395cm" draw:marker-end="Arrow" draw:marker-end-width="0.395cm" draw:textarea-horizontal-align="center" draw:textarea-vertical-align="middle" fo:padding-top="0.014cm" fo:padding-bottom="0.014cm" fo:padding-left="0.014cm" fo:padding-right="0.014cm" draw:shadow="visible" draw:shadow-offset-x="0.03cm" draw:shadow-offset-y="0.03cm" draw:shadow-color="#b2b2b2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draw:opacity="0%" draw:textarea-horizontal-align="justify" draw:textarea-vertical-align="middle" draw:auto-grow-height="false" fo:min-height="3.692cm" fo:min-width="8.5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3.4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color="#36f603" draw:marker-end="Arrow" draw:fill-color="#bee3d3" draw:textarea-horizontal-align="center" draw:textarea-vertical-align="middle" draw:shadow="visible" draw:shadow-offset-x="0.049cm" draw:shadow-offset-y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6.8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2.2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svg:stroke-color="#009353" draw:fill-color="#00864b" draw:textarea-horizontal-align="justify" draw:textarea-vertical-align="top" draw:auto-grow-height="false" fo:min-height="0.974cm" fo:min-width="8.3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vg:stroke-color="#579835" draw:fill-color="#579835" draw:textarea-horizontal-align="justify" draw:textarea-vertical-align="top" draw:auto-grow-height="false" fo:min-height="2.492cm" fo:min-width="8.3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svg:stroke-color="#2c303d" draw:fill-color="#ababab" draw:textarea-horizontal-align="justify" draw:textarea-vertical-align="middle" draw:auto-grow-height="false" fo:min-height="2.367cm" fo:min-width="7.518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svg:stroke-color="#00864b" draw:marker-start="Arrow" draw:marker-end="" draw:fill="none" draw:textarea-vertical-align="middle" draw:auto-grow-height="false" fo:min-height="7.264cm" fo:min-width="0.5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svg:stroke-color="#bd7cb5" draw:marker-start="Arrow" draw:marker-end="" draw:fill="none" draw:textarea-vertical-align="middle" draw:auto-grow-height="false" fo:min-height="7.624cm" fo:min-width="0.6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svg:stroke-color="#ffffff" draw:opacity="0%" draw:textarea-horizontal-align="justify" draw:textarea-vertical-align="middle" draw:auto-grow-height="false" fo:min-height="0.542cm" fo:min-width="2.4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svg:stroke-color="#d99116" draw:fill-color="#d99116" draw:textarea-horizontal-align="justify" draw:textarea-vertical-align="top" draw:auto-grow-height="false" fo:min-height="3.902cm" fo:min-width="8.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svg:stroke-width="0.028cm" svg:stroke-color="#d99116" draw:marker-start="Symmetric_20_Arrow" draw:marker-start-width="0.395cm" draw:marker-end-width="0.395cm" draw:fill="none" draw:textarea-vertical-align="middle" draw:auto-grow-height="false" fo:min-height="2.494cm" fo:min-width="0.201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svg:stroke-color="#ffffff" draw:opacity="0%" draw:textarea-horizontal-align="justify" draw:textarea-vertical-align="middle" draw:auto-grow-height="false" fo:min-height="0.441cm" fo:min-width="2.4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svg:stroke-color="#eeeeee" draw:marker-end="Arrow" draw:fill-color="#bee3d3" draw:textarea-horizontal-align="center" draw:textarea-vertical-align="middle" draw:shadow="visible" draw:shadow-offset-x="0.051cm" draw:shadow-offset-y="0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svg:stroke-color="#eeeeee" draw:marker-end="" draw:fill-color="#bee3d3" draw:textarea-horizontal-align="center" draw:textarea-vertical-align="middle" draw:shadow="visible" draw:shadow-offset-x="0.049cm" draw:shadow-offset-y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stroke="none" svg:stroke-color="#000000" draw:fill="none" draw:fill-color="#ffffff" fo:min-height="3.4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stroke="none" svg:stroke-color="#000000" draw:fill="none" draw:fill-color="#ffffff" fo:min-height="2.7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stroke="none" svg:stroke-color="#000000" draw:fill="none" draw:fill-color="#ffffff" fo:min-height="3.44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8" style:family="graphic">
      <style:graphic-properties svg:stroke-color="#fdc578" draw:marker-end="Arrow" draw:fill-color="#bee3d3" draw:textarea-horizontal-align="center" draw:textarea-vertical-align="middle" draw:shadow="visible" draw:shadow-offset-x="0.049cm" draw:shadow-offset-y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svg:stroke-width="0.028cm" svg:stroke-color="#009353" draw:marker-start="" draw:marker-start-width="0.395cm" draw:marker-end="" draw:marker-end-width="0.395cm" draw:textarea-horizontal-align="center" draw:textarea-vertical-align="middle" fo:padding-top="0.014cm" fo:padding-bottom="0.014cm" fo:padding-left="0.014cm" fo:padding-right="0.014cm" draw:shadow="visible" draw:shadow-offset-x="0.03cm" draw:shadow-offset-y="0.03cm" draw:shadow-color="#b2b2b2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</text:span>0<text:span text:style-name="T2">4</text:span>E0<text:span text:style-name="T2">4</text:span> – <text:span text:style-name="T2">Atelier oBlog / classe Templator</text:span></text:p>
      <text:p text:style-name="P3">Repos → </text:p>
      <text:p text:style-name="P2"/>
      <text:p text:style-name="P2"><draw:custom-shape text:anchor-type="paragraph" draw:z-index="0" draw:name="Forme1" draw:style-name="gr1" draw:text-style-name="P5" svg:width="8.512cm" svg:height="6.395cm" svg:x="-0.646cm" svg:y="0.205cm"><text:p text:style-name="P4"><text:span text:style-name="T3">contact.php </text:span><text:span text:style-name="T4">(point d’entrée)</text:span></text:p><text:p text:style-name="P4"><text:span text:style-name="T3"/></text:p><text:p text:style-name="P4"><text:span text:style-name="T3"/></text:p><text:p text:style-name="P4"><text:span text:style-name="T3"/></text:p><text:p text:style-name="P4"><text:span text:style-name="T3"/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frame text:anchor-type="paragraph" draw:z-index="1" draw:name="Forme2" draw:style-name="gr2" draw:text-style-name="P6" svg:width="8.512cm" svg:height="5.238cm" svg:x="-0.646cm" svg:y="0.977cm"><draw:text-box><text:p text:style-name="P4"><text:span text:style-name="T5">require __DIR__.'/vendor/autoload.php';</text:span></text:p><text:p text:style-name="P4"><text:span text:style-name="T5"/></text:p><text:p text:style-name="P4"><text:span text:style-name="T5">require __DIR__.'/inc/classes/Article.php';</text:span></text:p><text:p text:style-name="P4"><text:span text:style-name="T5">require __DIR__.'/inc/classes/Templator.php';</text:span></text:p><text:p text:style-name="P4"><text:span text:style-name="T5"/></text:p><text:p text:style-name="P4"><text:span text:style-name="T5">require __DIR__.'/inc/data.php';</text:span></text:p><text:p text:style-name="P4"><text:span text:style-name="T5"/></text:p><text:p text:style-name="P4"><text:span text:style-name="T5">$oTemplator = </text:span><text:span text:style-name="T6">new</text:span><text:span text:style-name="T5"> </text:span><text:span text:style-name="T7">Templator(</text:span><text:span text:style-name="T8">__DIR__.'/inc/views'</text:span><text:span text:style-name="T7">)</text:span><text:span text:style-name="T5">;</text:span></text:p><text:p text:style-name="P4"><text:span text:style-name="T5"/></text:p><text:p text:style-name="P4"><text:span text:style-name="T9"/></text:p><text:p text:style-name="P4"><text:span text:style-name="T10">$oTemplator→</text:span><text:span text:style-name="T11">setVar( </text:span><text:span text:style-name="T5">'categories', $categoriesList </text:span><text:span text:style-name="T11">)</text:span><text:span text:style-name="T5">;</text:span></text:p><text:p text:style-name="P4"><text:span text:style-name="T9"/></text:p><text:p text:style-name="P4"><text:span text:style-name="T5"/></text:p><text:p text:style-name="P4"><text:span text:style-name="T5">$oTemplator→</text:span><text:span text:style-name="T11">display( </text:span><text:span text:style-name="T5">'contact' </text:span><text:span text:style-name="T11">)</text:span><text:span text:style-name="T5">;</text:span></text:p></draw:text-box></draw:frame><draw:custom-shape text:anchor-type="paragraph" draw:z-index="2" draw:name="Forme1" draw:style-name="gr3" draw:text-style-name="P7" svg:width="9.132cm" svg:height="16.618cm" svg:x="8.294cm" svg:y="7.387cm"><text:p text:style-name="P4"><text:span text:style-name="T3">inc/classes/Templator.php</text:span></text:p><text:p text:style-name="P4"><text:span text:style-name="T3"/></text:p><text:p text:style-name="P4"><text:span text:style-name="T3"/></text:p><text:p text:style-name="P4"><text:span text:style-name="T3"/></text:p><text:p text:style-name="P4"><text:span text:style-name="T3"/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frame text:anchor-type="paragraph" draw:z-index="3" draw:name="Forme2" draw:style-name="gr4" draw:text-style-name="P6" svg:width="7.838cm" svg:height="5.612cm" svg:x="8.44cm" svg:y="8.386cm"><draw:text-box><text:p text:style-name="P4"><text:span text:style-name="T5">class </text:span><text:span text:style-name="T7">Templator</text:span></text:p><text:p text:style-name="P4"><text:span text:style-name="T5">{</text:span></text:p><text:p text:style-name="P4"><text:span text:style-name="T5"><text:s text:c="6"/></text:span><text:span text:style-name="T5">private</text:span><text:span text:style-name="T12"> $path</text:span><text:span text:style-name="T5">;</text:span></text:p><text:p text:style-name="P4"><text:span text:style-name="T5"><text:s text:c="6"/></text:span><text:span text:style-name="T5">Private </text:span><text:span text:style-name="T12">$varList</text:span><text:span text:style-name="T5"> = array();</text:span></text:p><text:p text:style-name="P4"><text:span text:style-name="T5"/></text:p><text:p text:style-name="P4"><text:span text:style-name="T5"><text:s text:c="6"/></text:span><text:span text:style-name="T5">public function </text:span><text:span text:style-name="T6">__construct(</text:span><text:span text:style-name="T8">$path_directory</text:span><text:span text:style-name="T6">)</text:span></text:p><text:p text:style-name="P4"><text:span text:style-name="T5"><text:s text:c="6"/></text:span><text:span text:style-name="T5">{</text:span></text:p><text:p text:style-name="P4"><text:span text:style-name="T5"><text:s text:c="12"/></text:span><text:span text:style-name="T12">$this</text:span><text:span text:style-name="T5">-&gt;path = $path_directory;</text:span></text:p><text:p text:style-name="P4"><text:span text:style-name="T5"><text:s text:c="6"/></text:span><text:span text:style-name="T5">}</text:span></text:p><text:p text:style-name="P4"><text:span text:style-name="T5"/></text:p><text:p text:style-name="P4"><text:span text:style-name="T5"><text:s text:c="6"/></text:span><text:span text:style-name="T5">public function </text:span><text:span text:style-name="T11">setVar(</text:span><text:span text:style-name="T12">$key_name</text:span><text:span text:style-name="T5">, </text:span><text:span text:style-name="T12">$value</text:span><text:span text:style-name="T11">)</text:span></text:p><text:p text:style-name="P4"><text:span text:style-name="T5"><text:s text:c="6"/></text:span><text:span text:style-name="T5">{</text:span></text:p><text:p text:style-name="P4"><text:span text:style-name="T5"><text:tab/></text:span><text:span text:style-name="T5">$this→varList[$key_name] = $value;</text:span></text:p><text:p text:style-name="P4"><text:span text:style-name="T5"><text:s text:c="6"/></text:span><text:span text:style-name="T5">}</text:span></text:p><text:p text:style-name="P4"><text:span text:style-name="T5"/></text:p></draw:text-box></draw:frame><draw:custom-shape text:anchor-type="paragraph" draw:z-index="4" draw:name="Forme3" draw:style-name="gr5" draw:text-style-name="P8" svg:width="17.887cm" svg:height="2.546cm" svg:x="-0.566cm" svg:y="0.866cm"><text:p/><draw:enhanced-geometry svg:viewBox="0 0 21600 21600" draw:type="rectangle" draw:enhanced-path="M 0 0 L 21600 0 21600 21600 0 21600 0 0 Z N"/></draw:custom-shape><draw:frame text:anchor-type="paragraph" draw:z-index="5" draw:name="Forme2" draw:style-name="gr6" draw:text-style-name="P10" svg:width="7.868cm" svg:height="2.329cm" svg:x="9.045cm" svg:y="0.977cm"><draw:text-box><text:p text:style-name="P9"><text:span text:style-name="T13">Inclusion des fichier nécessaires à l’exécution de index.php</text:span></text:p><text:p text:style-name="P9"><text:span text:style-name="T13">- vendor/autoload.php pour les dépendances php (dump())</text:span></text:p><text:p text:style-name="P9"><text:span text:style-name="T13">- Article.php qui s’occupe des propriétés d’un article.</text:span></text:p><text:p text:style-name="P9"><text:span text:style-name="T13">- Templator.php qui gére l’affichage des pages du site.</text:span></text:p><text:p text:style-name="P9"><text:span text:style-name="T13">- data.php <text:s/>qui stocke nos données.</text:span></text:p></draw:text-box></draw:frame><draw:line text:anchor-type="paragraph" draw:z-index="6" draw:name="Forme4" draw:style-name="gr7" draw:text-style-name="P11" svg:x1="8.349cm" svg:y1="2.249cm" svg:x2="6.479cm" svg:y2="2.249cm"><text:p/></draw:line><draw:custom-shape text:anchor-type="paragraph" draw:z-index="7" draw:name="Forme3" draw:style-name="gr8" draw:text-style-name="P8" svg:width="8.557cm" svg:height="3.693cm" svg:x="8.34cm" svg:y="3.411cm"><text:p/><draw:enhanced-geometry svg:viewBox="0 0 21600 21600" draw:type="rectangle" draw:enhanced-path="M 0 0 L 21600 0 21600 21600 0 21600 0 0 Z N"/></draw:custom-shape><draw:frame text:anchor-type="paragraph" draw:z-index="8" draw:name="Forme2" draw:style-name="gr9" draw:text-style-name="P13" svg:width="8.896cm" svg:height="3.449cm" svg:x="8.424cm" svg:y="3.655cm"><draw:text-box><text:p text:style-name="P12"><text:span text:style-name="T14">Quand on instancie un nouvel objet d’une classe, on utilise le mot-clé </text:span><text:span text:style-name="T15">new</text:span><text:span text:style-name="T14">, autoatiquement PHP créra un constructeur qui prendra la forme d’une méthode magique </text:span><text:span text:style-name="T15">__construct()</text:span><text:span text:style-name="T14">.</text:span></text:p><text:p text:style-name="P12"><text:span text:style-name="T14"/></text:p><text:p text:style-name="P12"><text:span text:style-name="T16">On utilise la classe </text:span><text:span text:style-name="T17">Templator</text:span><text:span text:style-name="T16"> pour créer un nouvel objet,</text:span></text:p><text:p text:style-name="P12"><text:span text:style-name="T16"/></text:p><text:p text:style-name="P12"><text:span text:style-name="T18">On passe en argument de l’appel de la classe un paramètre dont la valeur sera récupérée par le paramètre dans la méthode </text:span><text:span text:style-name="T19">__construct()</text:span><text:span text:style-name="T18">.</text:span></text:p><text:p text:style-name="P12"><text:span text:style-name="T18">Ici on récupére un chemin.</text:span></text:p></draw:text-box></draw:frame><draw:line text:anchor-type="paragraph" draw:z-index="9" draw:name="Forme5" draw:style-name="gr10" draw:text-style-name="P14" svg:x1="9.746cm" svg:y1="19.89cm" svg:x2="9.243cm" svg:y2="21.188cm"><text:p/></draw:line><draw:line text:anchor-type="paragraph" draw:z-index="27" draw:name="Forme5" draw:style-name="gr28" draw:text-style-name="P14" svg:x1="9.745cm" svg:y1="19.89cm" svg:x2="6.147cm" svg:y2="19.969cm"><text:p/></draw:line><draw:frame text:anchor-type="paragraph" draw:z-index="10" draw:name="Forme2" draw:style-name="gr11" draw:text-style-name="P6" svg:width="8.534cm" svg:height="6.878cm" svg:x="8.454cm" svg:y="14.101cm"><draw:text-box><text:p text:style-name="P4"><text:span text:style-name="T5"><text:s text:c="5"/></text:span><text:span text:style-name="T5">public function </text:span><text:span text:style-name="T11">getVar(</text:span><text:span text:style-name="T12">$key_name</text:span><text:span text:style-name="T11">)</text:span></text:p><text:p text:style-name="P4"><text:span text:style-name="T5"><text:s text:c="5"/></text:span><text:span text:style-name="T5">{</text:span></text:p><text:p text:style-name="P4"><text:span text:style-name="T5"><text:s text:c="12"/></text:span><text:span text:style-name="T5">If (isset($this→varList[$key_name])) {</text:span></text:p><text:p text:style-name="P4"><text:span text:style-name="T5"><text:tab/></text:span></text:p><text:p text:style-name="P4"><text:span text:style-name="T5"><text:tab/></text:span><text:span text:style-name="T5"> <text:s text:c="5"/></text:span><text:span text:style-name="T5">return $this→varList[$key_name] ;</text:span></text:p><text:p text:style-name="P4"><text:span text:style-name="T5"/></text:p><text:p text:style-name="P4"><text:span text:style-name="T5"><text:tab/></text:span><text:span text:style-name="T5">} else {</text:span></text:p><text:p text:style-name="P4"><text:span text:style-name="T5"><text:tab/></text:span></text:p><text:p text:style-name="P4"><text:span text:style-name="T5"><text:tab/></text:span><text:span text:style-name="T5"> <text:s text:c="5"/></text:span><text:span text:style-name="T5">return ‘ ’ ;</text:span></text:p><text:p text:style-name="P4"><text:span text:style-name="T5"><text:tab/></text:span><text:span text:style-name="T5">}</text:span></text:p><text:p text:style-name="P4"><text:span text:style-name="T5"><text:s text:c="5"/></text:span><text:span text:style-name="T5">}</text:span></text:p><text:p text:style-name="P4"><text:span text:style-name="T5"/></text:p><text:p text:style-name="P4"><text:span text:style-name="T5"><text:s text:c="5"/></text:span><text:span text:style-name="T5">public function </text:span><text:span text:style-name="T11">display(</text:span><text:span text:style-name="T12">$display_tpl</text:span><text:span text:style-name="T11">)</text:span></text:p><text:p text:style-name="P4"><text:span text:style-name="T5"><text:s text:c="5"/></text:span><text:span text:style-name="T5">{</text:span></text:p><text:p text:style-name="P4"><text:span text:style-name="T5"><text:tab/></text:span><text:span text:style-name="T5">$this→</text:span><text:span text:style-name="T20">include(</text:span><text:span text:style-name="T5">‘header’</text:span><text:span text:style-name="T20">)</text:span><text:span text:style-name="T21"> ;</text:span></text:p><text:p text:style-name="P4"><text:span text:style-name="T21"><text:tab/></text:span><text:span text:style-name="T5">$this→</text:span><text:span text:style-name="T20">include(</text:span><text:span text:style-name="T5">‘</text:span><text:span text:style-name="T12">$display_tpl</text:span><text:span text:style-name="T5">’</text:span><text:span text:style-name="T20">) </text:span><text:span text:style-name="T5">;</text:span></text:p><text:p text:style-name="P4"><text:span text:style-name="T5"><text:tab/></text:span><text:span text:style-name="T5">$this→</text:span><text:span text:style-name="T20">include(</text:span><text:span text:style-name="T5">‘footer’</text:span><text:span text:style-name="T20">)</text:span><text:span text:style-name="T5"> ;</text:span></text:p><text:p text:style-name="P4"><text:span text:style-name="T5"><text:s text:c="5"/></text:span><text:span text:style-name="T5">}</text:span></text:p></draw:text-box></draw:frame><draw:frame text:anchor-type="paragraph" draw:z-index="11" draw:name="Forme2" draw:style-name="gr12" draw:text-style-name="P6" svg:width="8.534cm" svg:height="2.246cm" svg:x="8.454cm" svg:y="20.87cm"><draw:text-box><text:p text:style-name="P4"><text:span text:style-name="T5"><text:s text:c="5"/></text:span></text:p><text:p text:style-name="P4"><text:span text:style-name="T5"><text:s text:c="5"/></text:span><text:span text:style-name="T5">private function </text:span><text:span text:style-name="T22">include(</text:span><text:span text:style-name="T12">$tpl_name</text:span><text:span text:style-name="T22">)</text:span></text:p><text:p text:style-name="P4"><text:span text:style-name="T5"><text:s text:c="5"/></text:span><text:span text:style-name="T5">{</text:span></text:p><text:p text:style-name="P4"><text:span text:style-name="T5"><text:s text:c="11"/></text:span><text:span text:style-name="T23">require</text:span><text:span text:style-name="T21"> $this→path . ‘/’ . </text:span><text:span text:style-name="T23">$tpl_name</text:span><text:span text:style-name="T21"> . ‘.tpl.php’;</text:span></text:p><text:p text:style-name="P4"><text:span text:style-name="T5"><text:s text:c="5"/></text:span><text:span text:style-name="T5">}</text:span></text:p><text:p text:style-name="P4"><text:span text:style-name="T5">}</text:span></text:p></draw:text-box></draw:frame><draw:custom-shape text:anchor-type="paragraph" draw:z-index="12" draw:name="Forme6" draw:style-name="gr13" draw:text-style-name="P16" svg:width="8.332cm" svg:height="1.103cm" svg:x="-0.702cm" svg:y="9.192cm"><text:p text:style-name="P15"><text:span text:style-name="T24"><text:s/></text:span><text:span text:style-name="T24">inc</text:span><text:span text:style-name="T25">/classes/</text:span><text:span text:style-name="T26">Article.php</text:span></text:p><text:p text:style-name="P15"><text:span text:style-name="T26"><text:s/></text:span><text:span text:style-name="T27">Classe définissant un article avec ces propriétés.</text:span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custom-shape text:anchor-type="paragraph" draw:z-index="13" draw:name="Forme6" draw:style-name="gr14" draw:text-style-name="P18" svg:width="8.36cm" svg:height="2.823cm" svg:x="-0.7cm" svg:y="10.463cm"><text:p text:style-name="P17"><text:s/><text:span text:style-name="T24">inc/</text:span><text:span text:style-name="T28">data.php</text:span></text:p><text:p text:style-name="P17"><text:span text:style-name="T24"/></text:p><text:p text:style-name="P17"><text:span text:style-name="T29"><text:s/></text:span><text:span text:style-name="T29">Contient les données à utiliser dans 3 tableaux :</text:span></text:p><text:p text:style-name="P17"><text:span text:style-name="T29"><text:s/></text:span><text:span text:style-name="T29">- $articlesList</text:span></text:p><text:p text:style-name="P17"><text:span text:style-name="T29"><text:s/></text:span><text:span text:style-name="T29">- $categoriesList</text:span></text:p><text:p text:style-name="P17"><text:span text:style-name="T29"><text:s/></text:span><text:span text:style-name="T29">- $authorsList</text:span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frame text:anchor-type="paragraph" draw:z-index="15" draw:name="Forme7" draw:style-name="gr16" draw:text-style-name="P21" svg:width="5.67cm" svg:height="1.463cm" svg:x="0.192cm" svg:y="7.057cm"><draw:text-box><text:p text:style-name="P20"><text:span text:style-name="T30">L’argument ‘contact’ qui est une chaîne de caractères, sera transmit dans le paramètre de la méthode display(), dans la classe Templator.</text:span></text:p></draw:text-box></draw:frame><draw:custom-shape text:anchor-type="paragraph" draw:z-index="14" draw:name="Forme8" draw:style-name="gr15" draw:text-style-name="P19" svg:width="7.518cm" svg:height="2.368cm" svg:x="-0.91cm" svg:y="6.599cm"><text:p/><draw:enhanced-geometry svg:viewBox="0 0 21600 21600" draw:mirror-vertical="true" draw:glue-points="10800 0 3160 3160 0 10800 3160 18440 10800 21600 18440 18440 21600 10800 18440 3160 ?f14 ?f15" draw:text-areas="3200 3200 18400 18400" draw:type="round-callout" draw:modifiers="12454.3279380718 24543.261355175" draw:enhanced-path="W 0 0 21600 21600 ?f22 ?f23 ?f18 ?f19 L ?f14 ?f15 Z N"><draw:equation draw:name="f0" draw:formula="$0 -10800"/><draw:equation draw:name="f1" draw:formula="$1 -10800"/><draw:equation draw:name="f2" draw:formula="?f0 *?f0 "/><draw:equation draw:name="f3" draw:formula="?f1 *?f1 "/><draw:equation draw:name="f4" draw:formula="?f2 +?f3 "/><draw:equation draw:name="f5" draw:formula="sqrt(?f4 )"/><draw:equation draw:name="f6" draw:formula="?f5 -10800"/><draw:equation draw:name="f7" draw:formula="atan2(?f1 ,?f0 )/(pi/180)"/><draw:equation draw:name="f8" draw:formula="?f7 -10"/><draw:equation draw:name="f9" draw:formula="?f7 +10"/><draw:equation draw:name="f10" draw:formula="10800*cos(?f7 *(pi/180))"/><draw:equation draw:name="f11" draw:formula="10800*sin(?f7 *(pi/180))"/><draw:equation draw:name="f12" draw:formula="?f10 +10800"/><draw:equation draw:name="f13" draw:formula="?f11 +10800"/><draw:equation draw:name="f14" draw:formula="if(?f6 ,$0 ,?f12 )"/><draw:equation draw:name="f15" draw:formula="if(?f6 ,$1 ,?f13 )"/><draw:equation draw:name="f16" draw:formula="10800*cos(?f8 *(pi/180))"/><draw:equation draw:name="f17" draw:formula="10800*sin(?f8 *(pi/180))"/><draw:equation draw:name="f18" draw:formula="?f16 +10800"/><draw:equation draw:name="f19" draw:formula="?f17 +10800"/><draw:equation draw:name="f20" draw:formula="10800*cos(?f9 *(pi/180))"/><draw:equation draw:name="f21" draw:formula="10800*sin(?f9 *(pi/180))"/><draw:equation draw:name="f22" draw:formula="?f20 +10800"/><draw:equation draw:name="f23" draw:formula="?f21 +10800"/><draw:handle draw:handle-position="$0 $1"/></draw:enhanced-geometry></draw:custom-shape><draw:custom-shape text:anchor-type="paragraph" draw:z-index="16" draw:name="Forme9" draw:style-name="gr17" draw:text-style-name="P22" svg:width="0.817cm" svg:height="7.924cm" svg:x="-1.307cm" svg:y="1.961cm"><text:p/>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left $0" draw:handle-range-y-minimum="0" draw:handle-range-y-maximum="10800"/></draw:enhanced-geometry></draw:custom-shape><draw:custom-shape text:anchor-type="paragraph" draw:z-index="17" draw:name="Forme9" draw:style-name="gr18" draw:text-style-name="P22" svg:width="0.953cm" svg:height="8.316cm" svg:x="-1.443cm" svg:y="3.036cm"><text:p/>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left $0" draw:handle-range-y-minimum="0" draw:handle-range-y-maximum="10800"/></draw:enhanced-geometry></draw:custom-shape><draw:custom-shape text:anchor-type="paragraph" draw:z-index="18" draw:name="Forme10" draw:style-name="gr19" draw:text-style-name="P23" svg:width="2.419cm" svg:height="0.542cm" svg:x="4.778cm" svg:y="4.643cm"><text:p/><draw:enhanced-geometry svg:viewBox="0 0 21600 21600" draw:type="rectangle" draw:enhanced-path="M 0 0 L 21600 0 21600 21600 0 21600 0 0 Z N"/></draw:custom-shape><draw:custom-shape text:anchor-type="paragraph" draw:z-index="19" draw:name="Forme6" draw:style-name="gr20" draw:text-style-name="P24" svg:width="8.319cm" svg:height="4.419cm" svg:x="-0.736cm" svg:y="19.639cm"><text:p text:style-name="P17"><text:s/>views/<text:span text:style-name="T31">contact.tpl.php</text:span></text:p><text:p text:style-name="P17"><text:span text:style-name="T31"/></text:p><text:p text:style-name="P17"><text:span text:style-name="T32"><text:s/></text:span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custom-shape text:anchor-type="paragraph" draw:z-index="20" draw:name="Forme11" draw:style-name="gr21" draw:text-style-name="P22" svg:width="0.327cm" svg:height="2.749cm" draw:transform="rotate (0.680503875352589) translate (14.2592777777778cm 20.0095555555556cm)"><text:p/>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draw:custom-shape text:anchor-type="paragraph" draw:z-index="21" draw:name="Forme10" draw:style-name="gr22" draw:text-style-name="P23" svg:width="2.491cm" svg:height="0.442cm" svg:x="-0.499cm" svg:y="12.188cm"><text:p/><draw:enhanced-geometry svg:viewBox="0 0 21600 21600" draw:type="rectangle" draw:enhanced-path="M 0 0 L 21600 0 21600 21600 0 21600 0 0 Z N"/></draw:custom-shape><draw:line text:anchor-type="paragraph" draw:z-index="22" draw:name="Forme5" draw:style-name="gr23" draw:text-style-name="P14" svg:x1="7.029cm" svg:y1="12.463cm" svg:x2="2.106cm" svg:y2="12.428cm"><text:p/></draw:line><draw:line text:anchor-type="paragraph" draw:z-index="23" draw:name="Forme5" draw:style-name="gr24" draw:text-style-name="P14" svg:x1="7.029cm" svg:y1="12.464cm" svg:x2="6.994cm" svg:y2="5.184cm"><text:p/></draw:line><draw:frame text:anchor-type="paragraph" draw:z-index="24" draw:name="Forme12" draw:style-name="gr25" draw:text-style-name="P26" svg:width="8.316cm" svg:height="3.419cm" svg:x="-0.732cm" svg:y="13.695cm"><draw:text-box><text:p text:style-name="P25"><text:span text:style-name="T32">Dans l’appel de la méthode </text:span><text:span text:style-name="T33">setVar()</text:span><text:span text:style-name="T32"> dans </text:span><text:span text:style-name="T34">contact.php</text:span><text:span text:style-name="T32"> on passe 2 paramètres. Le 1</text:span><text:span text:style-name="T35">er</text:span><text:span text:style-name="T32"> et une string ‘</text:span><text:span text:style-name="T34">categories</text:span><text:span text:style-name="T32">’ qui correspondra à la </text:span><text:span text:style-name="T33">clé</text:span><text:span text:style-name="T32"> <text:s/>du tableau </text:span><text:span text:style-name="T33">$varList </text:span><text:span text:style-name="T36">dans la </text:span><text:span text:style-name="T37">classes </text:span><text:span text:style-name="T38">Templator</text:span><text:span text:style-name="T32"> et le 2</text:span><text:span text:style-name="T39">iè </text:span><text:span text:style-name="T37">$categoriesList</text:span><text:span text:style-name="T40"> qui sera sa </text:span><text:span text:style-name="T41">valeur</text:span><text:span text:style-name="T40">. Ici </text:span><text:span text:style-name="T42">$categoriesList</text:span><text:span text:style-name="T40"> correspond à un tableau dans le fichier </text:span><text:span text:style-name="T42">data.php</text:span></text:p><text:p text:style-name="P25"><text:span text:style-name="T43">Dans la méthode </text:span><text:span text:style-name="T44">setVar()</text:span><text:span text:style-name="T43"> de la classe Templator, on indique que l’on stocke les valeurs récupérées dans un tableau à la </text:span><text:span text:style-name="T44">clé</text:span><text:span text:style-name="T43"> ‘</text:span><text:span text:style-name="T42">catégories</text:span><text:span text:style-name="T43">’ d’un tableau </text:span><text:span text:style-name="T44">$varList</text:span><text:span text:style-name="T43">.</text:span></text:p></draw:text-box></draw:frame><draw:frame text:anchor-type="paragraph" draw:z-index="25" draw:name="Forme12" draw:style-name="gr26" draw:text-style-name="P26" svg:width="8.496cm" svg:height="2.724cm" svg:x="-0.806cm" svg:y="16.78cm"><draw:text-box><text:p text:style-name="P25"><text:span text:style-name="T40">Dans la méthode </text:span><text:span text:style-name="T41">getVar()</text:span><text:span text:style-name="T40"> de la classe Templator je passe en paramètre </text:span><text:span text:style-name="T42">$key_name</text:span><text:span text:style-name="T40"> qui correspond à la valeur reçue de l’argument de l’appel à la méthode </text:span><text:span text:style-name="T41">getVar(‘</text:span><text:span text:style-name="T45">articles</text:span><text:span text:style-name="T41">’)</text:span><text:span text:style-name="T40"> dans le fichier ‘</text:span><text:span text:style-name="T42">home.tpl.php</text:span><text:span text:style-name="T40">’. Cet argument correspondra au nom de la</text:span><text:span text:style-name="T41"> clé </text:span><text:span text:style-name="T46">dans le tableau </text:span><text:span text:style-name="T37">$varList</text:span><text:span text:style-name="T40">. </text:span></text:p><text:p text:style-name="P25"><text:span text:style-name="T40">Je dis que si la clé existe dans le tableaux </text:span><text:span text:style-name="T42">$varList</text:span><text:span text:style-name="T40">, alors je retourne ça valeur. Sinon je retourbe une chaîne vide.</text:span></text:p></draw:text-box></draw:frame><draw:frame text:anchor-type="paragraph" draw:z-index="26" draw:name="Forme13" draw:style-name="gr27" draw:text-style-name="P27" svg:width="8.134cm" svg:height="3.447cm" svg:x="-0.626cm" svg:y="20.378cm"><draw:text-box><text:p text:style-name="P20"><text:span text:style-name="T32">Le template contact est affiché grâce à la méthode </text:span><text:span text:style-name="T33">display()</text:span><text:span text:style-name="T32">. Elle prend en paramètre la valeur de l’argument transmit dans l’appel de la méthode, dans le fichier </text:span><text:span text:style-name="T34">contact.php</text:span><text:span text:style-name="T32">. La valeur ici est ‘</text:span><text:span text:style-name="T34">contact</text:span><text:span text:style-name="T32">’ .</text:span></text:p><text:p text:style-name="P20"><text:span text:style-name="T32">La méthode fait elle même appel à la méthode </text:span><text:span text:style-name="T33">include()</text:span><text:span text:style-name="T32">, à laquelle on passe un argument qui est ‘</text:span><text:span text:style-name="T34">contact</text:span><text:span text:style-name="T32">’ qui permet de concaténer à la valeur de la variable</text:span><text:span text:style-name="T34"> $path</text:span><text:span text:style-name="T32">, au ‘/’ qui veut dire racine du dossier et à la string ‘</text:span><text:span text:style-name="T34">.tpl.php</text:span><text:span text:style-name="T32">’, pour avoir le chemin complet jusqu’au template de la page.</text:span></text:p></draw:text-box></draw:frame><draw:line text:anchor-type="paragraph" draw:z-index="28" draw:name="Forme4" draw:style-name="gr29" draw:text-style-name="P11" svg:x1="8.142cm" svg:y1="2.402cm" svg:x2="8.142cm" svg:y2="8.115cm"><text:p/></draw:line><draw:line text:anchor-type="paragraph" draw:z-index="29" draw:name="Forme4" draw:style-name="gr29" draw:text-style-name="P11" svg:x1="8.743cm" svg:y1="8.116cm" svg:x2="8.142cm" svg:y2="8.116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2" svg:font-family="'Lucida Sans'" style:font-family-generic="swiss"/>
    <style:font-face style:name="Lucida Sans Typewriter" svg:font-family="'Lucida Sans Typewriter'" style:font-family-generic="modern" style:font-pitch="fixed"/>
    <style:font-face style:name="Amiri" svg:font-family="Amiri" style:font-pitch="variable"/>
    <style:font-face style:name="Liberation Serif" svg:font-family="'Liberation Serif'" style:font-family-generic="roman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Text" style:family="paragraph" style:parent-style-name="Caption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004cm" fo:margin-bottom="2.004cm" fo:margin-left="2.004cm" fo:margin-right="2.00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1T10:31:32.473000000</meta:creation-date>
    <dc:date>2018-11-04T09:45:05.185000000</dc:date>
    <meta:editing-duration>PT7H42M24S</meta:editing-duration>
    <meta:editing-cycles>99</meta:editing-cycles>
    <meta:generator>LibreOffice/6.0.1.1$Windows_X86_64 LibreOffice_project/60bfb1526849283ce2491346ed2aa51c465abfe6</meta:generator>
    <meta:document-statistic meta:table-count="0" meta:image-count="0" meta:object-count="0" meta:page-count="1" meta:paragraph-count="2" meta:word-count="8" meta:character-count="49" meta:non-whitespace-character-count="41"/>
  </office:meta>
</office:document-meta>
</file>